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vs Arboreta, Nursery, and Garden Association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float" office:value="10022" calcext:value-type="float" table:number-columns-spanned="6" table:number-rows-spanned="1">
            <text:p>10022</text:p>
          </table:table-cell>
          <table:covered-table-cell table:number-columns-repeated="5" table:style-name="ce18"/>
          <table:table-cell table:style-name="ce5"/>
          <table:table-cell table:style-name="ce5">
            <draw:frame draw:z-index="0" draw:style-name="gr1" draw:text-style-name="P1" svg:width="6.3008in" svg:height="3.1335in" svg:x="2.1539in" svg:y="0.0567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Richard Kalibbala</text:p>
          </table:table-cell>
          <table:covered-table-cell table:number-columns-repeated="5" table:style-name="ce75"/>
          <table:table-cell table:style-name="ce75" table:content-validation-name="val11" office:value-type="string" calcext:value-type="string">
            <text:p>RK</text:p>
          </table:table-cell>
          <table:table-cell table:style-name="ce74" table:content-validation-name="val13" office:value-type="float" office:value="1001769403" calcext:value-type="float">
            <text:p>1001769403</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Finished in Sprint 6</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9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9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ay to add a new tool</text:p>
          </table:table-cell>
          <table:table-cell table:style-name="ce88" table:content-validation-name="val21" office:value-type="string" calcext:value-type="string">
            <text:p>Completed Day 1</text:p>
          </table:table-cell>
          <table:table-cell table:style-name="ce91" table:content-validation-name="val19" office:value-type="string" calcext:value-type="string">
            <text:p>commit to git of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ing plant </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ing mulch menu item</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Implement menubar tool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LISTPROD</text:p>
          </table:table-cell>
          <table:table-cell table:style-name="ce80" table:content-validation-name="val16"/>
          <table:table-cell table:style-name="ce87" table:content-validation-name="val17" office:value-type="string" calcext:value-type="string">
            <text:p>way to view all product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9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data to untitled fil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all saved data to display</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data to user desired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ll credits and about for program</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9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 via a unified dialog</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the main window data are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9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Monitor program operation more clearly with status bar</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to git periodically</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Access program functions more easily with toolbar button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9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ORTCUST</text:p>
          </table:table-cell>
          <table:table-cell table:style-name="ce80" table:content-validation-name="val16"/>
          <table:table-cell table:style-name="ce87" table:content-validation-name="val17" office:value-type="string" calcext:value-type="string">
            <text:p>Sort the Customer list by nam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ITERATORS</text:p>
          </table:table-cell>
          <table:table-cell table:style-name="ce80" table:content-validation-name="val16"/>
          <table:table-cell table:style-name="ce87" table:content-validation-name="val17" office:value-type="string" calcext:value-type="string">
            <text:p>REFACTOR: Use iterators with Store's vector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 style:data-style-name="N2" text:time-value="20:47:08.826288474">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3T21:12:43.457028886</dc:date>
    <meta:editing-cycles>203</meta:editing-cycles>
    <meta:editing-duration>P5DT20H20M</meta:editing-duration>
    <meta:generator>LibreOffice/6.4.4.2$Linux_X86_64 LibreOffice_project/40$Build-2</meta:generator>
    <meta:document-statistic meta:table-count="7" meta:cell-count="1193"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6 Backlog'.B7:'Sprint 06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